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075b" officeooo:paragraph-rsid="001f07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are Saving the World with Morse Code.</text:p>
      <text:p text:style-name="P1"/>
      <text:p text:style-name="P1">Morse Code is a cipher that can be transmitted with absolutely anything, anything, that can create long and short values. Electrical impulses, radio signals, car horn honks, even blinks of an eye. This makes it <text:s/>the best tool for resisting our alien overlord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8T11:29:31.868000000</meta:creation-date>
    <dc:date>2015-06-28T11:31:34.934000000</dc:date>
    <meta:editing-duration>PT2M3S</meta:editing-duration>
    <meta:editing-cycles>1</meta:editing-cycles>
    <meta:document-statistic meta:table-count="0" meta:image-count="0" meta:object-count="0" meta:page-count="1" meta:paragraph-count="2" meta:word-count="51" meta:character-count="300" meta:non-whitespace-character-count="250"/>
    <meta:generator>LibreOffice/4.4.3.2$Windows_x86 LibreOffice_project/88805f81e9fe61362df02b9941de8e38a9b5fd16</meta:generator>
  </office:meta>
</office:document-meta>
</file>